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5625in"/>
    </style:style>
    <style:style style:name="Table1.B" style:family="table-column">
      <style:table-column-properties style:column-width="4.13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 style:list-style-name="L1">
      <style:text-properties officeooo:rsid="000c8b2b" officeooo:paragraph-rsid="000fe4f9"/>
    </style:style>
    <style:style style:name="P2" style:family="paragraph" style:parent-style-name="Standard">
      <style:text-properties officeooo:rsid="000c8b2b" officeooo:paragraph-rsid="000fe4f9"/>
    </style:style>
    <style:style style:name="P3" style:family="paragraph" style:parent-style-name="Standard" style:list-style-name="L1">
      <style:text-properties officeooo:rsid="000e7a87" officeooo:paragraph-rsid="000fe4f9"/>
    </style:style>
    <style:style style:name="P4" style:family="paragraph" style:parent-style-name="Standard">
      <style:text-properties officeooo:rsid="000e7a87" officeooo:paragraph-rsid="000fe4f9"/>
    </style:style>
    <style:style style:name="P5" style:family="paragraph" style:parent-style-name="Standard" style:list-style-name="L1">
      <style:text-properties officeooo:rsid="000fe4f9" officeooo:paragraph-rsid="000fe4f9"/>
    </style:style>
    <style:style style:name="P6" style:family="paragraph" style:parent-style-name="Standard">
      <style:text-properties officeooo:rsid="000fe4f9" officeooo:paragraph-rsid="000fe4f9"/>
    </style:style>
    <style:style style:name="P7" style:family="paragraph" style:parent-style-name="Standard">
      <style:text-properties officeooo:rsid="000fe4f9" officeooo:paragraph-rsid="000a0234"/>
    </style:style>
    <style:style style:name="P8" style:family="paragraph" style:parent-style-name="Standard">
      <style:text-properties officeooo:rsid="000a0234" officeooo:paragraph-rsid="000a0234"/>
    </style:style>
    <style:style style:name="P9" style:family="paragraph" style:parent-style-name="Table_20_Contents" style:list-style-name="L1">
      <style:text-properties officeooo:rsid="000fe4f9" officeooo:paragraph-rsid="000fe4f9"/>
    </style:style>
    <style:style style:name="P10" style:family="paragraph" style:parent-style-name="Table_20_Contents">
      <style:text-properties officeooo:rsid="000fe4f9" officeooo:paragraph-rsid="000fe4f9"/>
    </style:style>
    <style:style style:name="T1" style:family="text">
      <style:text-properties officeooo:rsid="000fe4f9"/>
    </style:style>
    <style:style style:name="T2" style:family="text">
      <style:text-properties officeooo:rsid="00110fdb"/>
    </style:style>
    <style:style style:name="T3" style:family="text">
      <style:text-properties officeooo:rsid="0012584d"/>
    </style:style>
    <style:style style:name="T4" style:family="text">
      <style:text-properties officeooo:rsid="00127e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ask Breakdown Structure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2712104743" text:style-name="L1">
              <text:list-item>
                <text:p text:style-name="P1">Tổng hợp yêu cầu người dùng</text:p>
              </text:list-item>
            </text:list>
            <text:p text:style-name="P2"/>
            <text:list xml:id="list160717305372178" text:continue-numbering="true" text:style-name="L1">
              <text:list-item>
                <text:p text:style-name="P1">Phân tích yêu cầu</text:p>
              </text:list-item>
              <text:list-item>
                <text:p text:style-name="P5">Viết báo cáo yêu cầu người dùng</text:p>
              </text:list-item>
            </text:list>
            <text:p text:style-name="P2"/>
            <text:list xml:id="list160717317783725" text:continue-numbering="true" text:style-name="L1">
              <text:list-item>
                <text:p text:style-name="P1">Thiết kế hệ thống</text:p>
              </text:list-item>
              <text:list-item>
                <text:p text:style-name="P3">Thiết kế giao diện</text:p>
              </text:list-item>
              <text:list-item>
                <text:p text:style-name="P5">Viết báo cáo thiết kế hệ thống</text:p>
              </text:list-item>
            </text:list>
            <text:p text:style-name="P4"/>
            <text:list xml:id="list160717238400129" text:continue-numbering="true" text:style-name="L1">
              <text:list-item>
                <text:p text:style-name="P3">Lập trình giao diện</text:p>
              </text:list-item>
              <text:list-item>
                <text:p text:style-name="P3">Lập trình <text:span text:style-name="T1">lớp logic</text:span></text:p>
              </text:list-item>
              <text:list-item>
                <text:p text:style-name="P5">Lập trình lớp điều khiển</text:p>
              </text:list-item>
            </text:list>
            <text:p text:style-name="P6"/>
            <text:list xml:id="list160716464386452" text:continue-numbering="true" text:style-name="L1">
              <text:list-item>
                <text:p text:style-name="P5">Kiểm thử chức năng</text:p>
              </text:list-item>
            </text:list>
          </table:table-cell>
          <table:table-cell table:style-name="Table1.B1" office:value-type="string">
            <text:list xml:id="list160716482998918" text:continue-numbering="true" text:style-name="L1">
              <text:list-item>
                <text:p text:style-name="P9">Tổng hợp thông tin, yêu cầu: Vinh </text:p>
              </text:list-item>
            </text:list>
            <text:p text:style-name="P10"/>
            <text:list xml:id="list160715605748742" text:continue-numbering="true" text:style-name="L1">
              <text:list-item>
                <text:p text:style-name="P9">Vẽ sơ đồ use case, liệt kê product functions, <text:span text:style-name="T3">project management (+ sơ đồ Gantt)</text:span>: Vinh </text:p>
              </text:list-item>
              <text:list-item>
                <text:p text:style-name="P9">Viết báo cáo: Vinh</text:p>
              </text:list-item>
              <text:list-item>
                <text:p text:style-name="P9">Vẽ sơ đồ class, sơ đồ component, sơ đồ activity: Tùng </text:p>
              </text:list-item>
              <text:list-item>
                <text:p text:style-name="P9">Mockup UI <text:span text:style-name="T4">(review cách báo cáo ở SRS của Enclave)</text:span>: Vinh</text:p>
              </text:list-item>
              <text:list-item>
                <text:p text:style-name="P9">Viết báo cáo: Tùng + Vinh</text:p>
              </text:list-item>
              <text:list-item>
                <text:p text:style-name="P9">Lập trình giao diện: Vinh </text:p>
              </text:list-item>
              <text:list-item>
                <text:p text:style-name="P9">Lập trình class xử lý dữ liệu : Tùng</text:p>
              </text:list-item>
              <text:list-item>
                <text:p text:style-name="P9">Lập trình để liên kết 2 lớp giao diện và logic: Tùng </text:p>
              </text:list-item>
              <text:list-item>
                <text:p text:style-name="P9">Kiểm thử xem product có đạt yêu cầu: <text:span text:style-name="T2">Tùng + Vinh</text:span></text:p>
              </text:list-item>
            </text:list>
          </table:table-cell>
        </table:table-row>
      </table:table>
      <text:p text:style-name="P7"/>
      <text:p text:style-name="P6"/>
      <text:p text:style-name="P6">yêu cầu - phân tích - thiết kế - triển khai - kiểm thử</text:p>
      <text:p text:style-name="P6"/>
      <text:p text:style-name="P6">=&gt;Project Management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4:43:59.314101243</meta:creation-date>
    <dc:date>2020-10-30T16:07:15.418438301</dc:date>
    <meta:editing-duration>PT23M42S</meta:editing-duration>
    <meta:editing-cycles>5</meta:editing-cycles>
    <meta:generator>LibreOffice/6.0.7.3$Linux_X86_64 LibreOffice_project/00m0$Build-3</meta:generator>
    <meta:document-statistic meta:table-count="1" meta:image-count="0" meta:object-count="0" meta:page-count="1" meta:paragraph-count="23" meta:word-count="180" meta:character-count="775" meta:non-whitespace-character-count="633"/>
  </office:meta>
</office:document-meta>
</file>